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b019a" officeooo:paragraph-rsid="001b019a" style:font-size-asian="12.25pt" style:font-size-complex="14pt"/>
    </style:style>
    <style:style style:name="P2" style:family="paragraph" style:parent-style-name="Standard">
      <style:text-properties style:font-name="Arial" fo:font-size="14pt" fo:font-weight="bold" officeooo:rsid="001b019a" officeooo:paragraph-rsid="001b019a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normal" officeooo:rsid="001b019a" officeooo:paragraph-rsid="001b019a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1e60a6" officeooo:paragraph-rsid="001e60a6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8pt" fo:font-weight="bold" officeooo:rsid="001b6e4c" officeooo:paragraph-rsid="001b6e4c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Arial" fo:font-size="12pt" fo:font-weight="normal" officeooo:rsid="001b6970" officeooo:paragraph-rsid="001b6970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1b6970" officeooo:paragraph-rsid="001b6e4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8pt" fo:font-weight="bold" officeooo:rsid="001b6e4c" officeooo:paragraph-rsid="001b6e4c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8pt" fo:font-weight="bold" officeooo:rsid="001b6e4c" officeooo:paragraph-rsid="001b019a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Arial" fo:font-size="14pt" fo:font-weight="bold" officeooo:rsid="001b019a" officeooo:paragraph-rsid="001b019a" style:font-size-asian="12.25pt" style:font-weight-asian="bold" style:font-size-complex="14pt" style:font-weight-complex="bold"/>
    </style:style>
    <style:style style:name="T1" style:family="text">
      <style:text-properties officeooo:rsid="0021ef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<text:span text:style-name="T1">Abrir Putty, user12, mi contraseña</text:span></text:p>
      <text:p text:style-name="P2">- Meter órdenes en</text:p>
      <text:p text:style-name="P1">$nano <text:span text:style-name="T1">nombre.py</text:span></text:p>
      <text:p text:style-name="P1"/>
      <text:p text:style-name="P2">- Una vez dentro de nano, para guardar Ctrl+O e intro para guardar con el nombre deseado.</text:p>
      <text:p text:style-name="P2">- Al salir de nano:</text:p>
      <text:p text:style-name="P3">$python3 <text:span text:style-name="T1">nombre.py</text:span></text:p>
      <text:p text:style-name="P2">-Y de este modo debería conectarse a nuestro terminal y comenzar a cambiar de colores nuestra SenseHAT.</text:p>
      <text:p text:style-name="P9"/>
      <text:p text:style-name="P4">CÓDIGO DE LUZ LED DISCO</text:p>
      <text:p text:style-name="P5">import sense_hat</text:p>
      <text:p text:style-name="P5">import random</text:p>
      <text:p text:style-name="P5">import time</text:p>
      <text:p text:style-name="P5"/>
      <text:p text:style-name="P5">sense = sense_hat.SenseHat()</text:p>
      <text:p text:style-name="P5"/>
      <text:p text:style-name="P5">sense.clear()</text:p>
      <text:p text:style-name="P5">s = sense</text:p>
      <text:p text:style-name="P5"/>
      <text:p text:style-name="P5">while True:</text:p>
      <text:p text:style-name="P5"><text:s text:c="2"/>for x in range(8):</text:p>
      <text:p text:style-name="P5"><text:s text:c="4"/>for y in range(0,2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R, colorG, colorB)</text:p>
      <text:p text:style-name="P5"><text:s text:c="6"/></text:p>
      <text:p text:style-name="P5"><text:s text:c="2"/>time.sleep(0.1)</text:p>
      <text:p text:style-name="P5"><text:s text:c="2"/>s.clear()</text:p>
      <text:p text:style-name="P5"><text:s text:c="2"/></text:p>
      <text:p text:style-name="P5"><text:s text:c="2"/>for x in range(6,8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R, colorG, colorB)</text:p>
      <text:p text:style-name="P5"><text:s text:c="6"/></text:p>
      <text:p text:style-name="P5"><text:s text:c="2"/>time.sleep(0.1)</text:p>
      <text:p text:style-name="P5"><text:s text:c="2"/>s.clear()</text:p>
      <text:p text:style-name="P5"><text:s text:c="2"/></text:p>
      <text:p text:style-name="P5"><text:s text:c="2"/>for x in range(8):</text:p>
      <text:p text:style-name="P5"><text:s text:c="4"/>for y in range(6,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R, colorG, colorB)</text:p>
      <text:p text:style-name="P5"><text:s text:c="6"/></text:p>
      <text:p text:style-name="P5"><text:s text:c="2"/>time.sleep(0.1)</text:p>
      <text:p text:style-name="P5"><text:s text:c="2"/>s.clear()</text:p>
      <text:p text:style-name="P5"><text:s text:c="2"/></text:p>
      <text:p text:style-name="P5"><text:s text:c="2"/>for x in range(0,2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R, colorG, colorB)</text:p>
      <text:p text:style-name="P5"><text:s text:c="6"/></text:p>
      <text:p text:style-name="P5"><text:s text:c="2"/>time.sleep(0.1)</text:p>
      <text:p text:style-name="P5"><text:s text:c="2"/>s.clear()</text:p>
      <text:p text:style-name="P5"><text:s text:c="2"/></text:p>
      <text:p text:style-name="P5"><text:s text:c="2"/>for x in range(2,6):</text:p>
      <text:p text:style-name="P5"><text:s text:c="4"/>for y in range(2,6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R, colorG, colorB)</text:p>
      <text:p text:style-name="P5"><text:s text:c="6"/></text:p>
      <text:p text:style-name="P5"><text:s text:c="2"/>time.sleep(0.1)</text:p>
      <text:p text:style-name="P5"><text:soft-page-break/><text:s text:c="2"/>s.clear()</text:p>
      <text:p text:style-name="P5"><text:s text:c="2"/></text:p>
      <text:p text:style-name="P5"><text:s text:c="2"/>for x in range(8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R, colorG, colorB)</text:p>
      <text:p text:style-name="P5"><text:s text:c="6"/></text:p>
      <text:p text:style-name="P5"><text:s text:c="2"/>time.sleep(0.1)</text:p>
      <text:p text:style-name="P5"><text:s text:c="2"/>s.clear()</text:p>
      <text:p text:style-name="P5"><text:s text:c="2"/></text:p>
      <text:p text:style-name="P5"><text:s text:c="2"/>for x in range(8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)</text:p>
      <text:p text:style-name="P5"><text:s text:c="2"/>s.clear()</text:p>
      <text:p text:style-name="P5"><text:s text:c="2"/></text:p>
      <text:p text:style-name="P5"><text:s text:c="2"/>for x in range(1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2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3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4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5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6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oft-page-break/><text:s text:c="2"/>time.sleep(0.15)</text:p>
      <text:p text:style-name="P5"><text:s text:c="2"/>s.clear()</text:p>
      <text:p text:style-name="P5"><text:s text:c="2"/></text:p>
      <text:p text:style-name="P5"><text:s text:c="2"/>for x in range(7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8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8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7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6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5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4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3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oft-page-break/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2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  <text:p text:style-name="P5"><text:s text:c="2"/></text:p>
      <text:p text:style-name="P5"><text:s text:c="2"/>for x in range(1):</text:p>
      <text:p text:style-name="P5"><text:s text:c="4"/>for y in range(8):</text:p>
      <text:p text:style-name="P5"><text:s text:c="6"/>colorR = random.randint(0,255)</text:p>
      <text:p text:style-name="P5"><text:s text:c="6"/>colorG = random.randint(0,255)</text:p>
      <text:p text:style-name="P5"><text:s text:c="6"/>colorB = random.randint(0,255)</text:p>
      <text:p text:style-name="P5"><text:s text:c="6"/>sense.set_pixel(x, y, colorG, colorB, colorR)</text:p>
      <text:p text:style-name="P5"><text:s text:c="6"/></text:p>
      <text:p text:style-name="P5"><text:s text:c="2"/>time.sleep(0.15)</text:p>
      <text:p text:style-name="P5"><text:s text:c="2"/>s.clear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13:03:00.814000000</dc:date>
    <meta:editing-duration>PT1H2M58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4" meta:paragraph-count="244" meta:word-count="624" meta:character-count="5898" meta:non-whitespace-character-count="4509"/>
  </office:meta>
</office:document-meta>
</file>